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andale mono" svg:font-family="'andale mono', 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cca6d" officeooo:paragraph-rsid="001cca6d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e8bdb" officeooo:paragraph-rsid="001e8bdb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2052c7" officeooo:paragraph-rsid="002052c7"/>
    </style:style>
    <style:style style:name="P4" style:family="paragraph" style:parent-style-name="Preformatted_20_Text">
      <style:paragraph-properties fo:text-align="end" style:justify-single-word="false" style:writing-mode="rl-tb"/>
      <style:text-properties officeooo:rsid="001e8bdb" officeooo:paragraph-rsid="001e8bdb"/>
    </style:style>
    <style:style style:name="P5" style:family="paragraph" style:parent-style-name="Standard">
      <style:paragraph-properties fo:text-align="end" style:justify-single-word="false" fo:padding="0.0291in" fo:border-left="none" fo:border-right="none" fo:border-top="none" fo:border-bottom="0.06pt solid #000000" style:writing-mode="rl-tb" style:join-border="false"/>
      <style:text-properties officeooo:rsid="001e8bdb" officeooo:paragraph-rsid="001e8bdb"/>
    </style:style>
    <style:style style:name="P6" style:family="paragraph" style:parent-style-name="Standard" style:master-page-name="Standard">
      <style:paragraph-properties fo:text-align="end" style:justify-single-word="false" style:page-number="auto" style:writing-mode="rl-tb"/>
      <style:text-properties officeooo:rsid="002052c7" officeooo:paragraph-rsid="00213628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2052c7" officeooo:paragraph-rsid="00213628"/>
    </style:style>
    <style:style style:name="P8" style:family="paragraph" style:parent-style-name="Standard">
      <style:paragraph-properties fo:text-align="start" style:justify-single-word="false" style:writing-mode="rl-tb"/>
      <style:text-properties officeooo:rsid="002052c7" officeooo:paragraph-rsid="00213628"/>
    </style:style>
    <style:style style:name="P9" style:family="paragraph" style:parent-style-name="Text_20_body">
      <style:paragraph-properties fo:text-align="start" style:justify-single-word="false" style:writing-mode="rl-tb"/>
      <style:text-properties officeooo:rsid="002052c7" officeooo:paragraph-rsid="00213628"/>
    </style:style>
    <style:style style:name="T1" style:family="text">
      <style:text-properties officeooo:rsid="00213628"/>
    </style:style>
    <style:style style:name="T2" style:family="text">
      <style:text-properties fo:font-variant="normal" fo:text-transform="none" fo:color="#333333" style:font-name="andale mono" fo:font-size="9.75pt" fo:letter-spacing="normal" fo:font-style="normal" fo:font-weight="normal" fo:background-color="#ededed" loext:char-shading-value="0" loext:padding="0.0311in" loext:border-left="0.74pt solid #e1e1e1" loext:border-right="0.74pt solid #f0f0f0" loext:border-top="0.74pt solid #e1e1e1" loext:border-bottom="0.74pt solid #f0f0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برای uninstall کردن sublimetext دستور زیر به کار می رود:<text:line-break/><text:line-break/><text:line-break/></text:span></text:p>
      <text:p text:style-name="P7"/>
      <text:p text:style-name="P8"/>
      <text:p text:style-name="P9"><text:span text:style-name="Source_20_Text"><text:span text:style-name="T2">sudo apt-get remove sublime-text &amp;&amp; sudo apt-get autoremove</text:span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andale mono" svg:font-family="'andale mono', 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11</meta:editing-cycles>
    <meta:creation-date>2017-06-01T07:12:00</meta:creation-date>
    <dc:date>2017-10-15T14:56:57.998039999</dc:date>
    <meta:editing-duration>PT2H57M34S</meta:editing-duration>
    <meta:generator>LibreOffice/5.1.6.2$Linux_X86_64 LibreOffice_project/10m0$Build-2</meta:generator>
    <meta:document-statistic meta:table-count="0" meta:image-count="0" meta:object-count="0" meta:page-count="1" meta:paragraph-count="3" meta:word-count="18" meta:character-count="119" meta:non-whitespace-character-count="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